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0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247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5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0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6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7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8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49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0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1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3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6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4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6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2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3 года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0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1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23" draw:id="id23" draw:layer="layout" svg:width="7.493cm" svg:height="1.27cm" svg:x="140.319cm" svg:y="33.893cm">
          <text:p text:style-name="P2"><text:span text:style-name="T1">Успокойтесь.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4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5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6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4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7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4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2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1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1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8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19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0" draw:text-style-name="P11" xml:id="id40" draw:id="id40" draw:layer="layout" svg:width="10.922cm" svg:height="1.651cm" svg:x="117.967cm" svg:y="55.991cm">
          <text:p text:style-name="P10"><text:span text:style-name="T2">« Продолжить »</text:span></text:p>
          <text:p text:style-name="P10"><text:span text:style-name="T2"/></text:p>
          <text:p text:style-name="P10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46" draw:id="id46" draw:layer="layout" svg:width="7.747cm" svg:height="1.27cm" svg:x="80.629cm" svg:y="25.638cm">
          <text:p text:style-name="P2"><text:span text:style-name="T1">Вы даете понять клиенту, ему нужно следовать за Вами.</text:span></text:p>
          <text:p text:style-name="P2"><text:span text:style-name="T1">Показываете ему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502cm" svg:y2="25.638cm" draw:start-shape="id45" draw:start-glue-point="2" draw:end-shape="id46" draw:end-glue-point="0" svg:d="M83169 23479v1080h1333v1079" svg:viewBox="0 0 1334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502cm" svg:y1="26.908cm" svg:x2="83.867cm" svg:y2="28.813cm" draw:start-shape="id46" draw:start-glue-point="2" draw:end-shape="id48" draw:end-glue-point="0" svg:d="M84502 26908v953h-635v952" svg:viewBox="0 0 636 1906">
          <text:p/>
        </draw:connector>
        <draw:custom-shape draw:style-name="gr22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2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3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2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4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5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6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3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4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6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7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8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39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0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1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2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3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8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7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4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2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5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4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7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8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49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2" draw:text-style-name="P12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3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7" draw:text-style-name="P13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8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59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0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3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4"><text:span text:style-name="T1">После того как Вы заканчиваете и Агата помогает одеться, </text:span></text:p>
          <text:p text:style-name="P14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7" draw:text-style-name="P13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7" draw:text-style-name="P13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7" draw:text-style-name="P13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4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5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6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4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7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8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xml:id="id129" draw:id="id129" draw:layer="layout" svg:width="9.525cm" svg:height="2.286cm" svg:x="56.753cm" svg:y="71.612cm">
          <text:p text:style-name="P14"><text:span text:style-name="T1">Вы оглядываетесь вокруг себя.</text:span></text:p>
          <text:p text:style-name="P14"><text:span text:style-name="T1">По обе стороны от Вас длинный коридор с дверьми.</text:span></text:p>
          <text:p text:style-name="P14"><text:span text:style-name="T1">В коридоре стоят люди в больничной одежде. </text:span></text:p>
          <text:p text:style-name="P14"><text:span text:style-name="T1">Увидев Вас они на некоторое время смотрят, как Вас ведут под руки.</text:span></text:p>
          <text:p text:style-name="P14"><text:span text:style-name="T1">Слышите как люди переговариваются. Кто то смеётся.</text:span></text:p>
          <text:p text:style-name="P14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6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6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1" draw:text-style-name="P15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4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2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3" draw:text-style-name="P15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2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3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59" draw:text-style-name="P1" draw:layer="layout" svg:width="7.47cm" svg:height="0.962cm" svg:x="144.13cm" svg:y="2.651cm">
          <draw:text-box>
            <text:p>Сцена 1. Размышле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0-28T16:38:56.813666484</dc:date>
    <meta:editing-duration>P1DT8H46M38S</meta:editing-duration>
    <meta:editing-cycles>262</meta:editing-cycles>
    <meta:generator>LibreOffice/6.0.7.3$Linux_X86_64 LibreOffice_project/00m0$Build-3</meta:generator>
    <meta:document-statistic meta:object-count="337"/>
  </office:meta>
</office:document-meta>
</file>